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75in"/>
    </style:style>
    <style:style style:name="Table2.B" style:family="table-column">
      <style:table-column-properties style:column-width="0.5292in"/>
    </style:style>
    <style:style style:name="Table2.C" style:family="table-column">
      <style:table-column-properties style:column-width="0.7833in"/>
    </style:style>
    <style:style style:name="Table2.D" style:family="table-column">
      <style:table-column-properties style:column-width="0.9375in"/>
    </style:style>
    <style:style style:name="Table2.F" style:family="table-column">
      <style:table-column-properties style:column-width="1.7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79in" fo:margin-left="0in" table:align="left"/>
    </style:style>
    <style:style style:name="Table3.A" style:family="table-column">
      <style:table-column-properties style:column-width="2.0625in"/>
    </style:style>
    <style:style style:name="Table3.B" style:family="table-column">
      <style:table-column-properties style:column-width="1.1875in"/>
    </style:style>
    <style:style style:name="Table3.C" style:family="table-column">
      <style:table-column-properties style:column-width="1.125in"/>
    </style:style>
    <style:style style:name="Table3.E" style:family="table-column">
      <style:table-column-properties style:column-width="1.197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79in" fo:margin-left="0in" table:align="left"/>
    </style:style>
    <style:style style:name="Table4.A" style:family="table-column">
      <style:table-column-properties style:column-width="2.0625in"/>
    </style:style>
    <style:style style:name="Table4.B" style:family="table-column">
      <style:table-column-properties style:column-width="1.1875in"/>
    </style:style>
    <style:style style:name="Table4.C" style:family="table-column">
      <style:table-column-properties style:column-width="1.125in"/>
    </style:style>
    <style:style style:name="Table4.E" style:family="table-column">
      <style:table-column-properties style:column-width="1.1979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79in" fo:margin-left="0in" table:align="left"/>
    </style:style>
    <style:style style:name="Table5.A" style:family="table-column">
      <style:table-column-properties style:column-width="2.062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125in"/>
    </style:style>
    <style:style style:name="Table5.E" style:family="table-column">
      <style:table-column-properties style:column-width="1.197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3c4d7" officeooo:paragraph-rsid="0023c4d7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end" style:justify-single-word="false"/>
      <style:text-properties officeooo:rsid="0023c4d7" officeooo:paragraph-rsid="0023c4d7"/>
    </style:style>
    <style:style style:name="P4" style:family="paragraph" style:parent-style-name="Standard">
      <style:text-properties fo:language="ro" fo:country="RO" officeooo:paragraph-rsid="00289cc8"/>
    </style:style>
    <style:style style:name="P5" style:family="paragraph" style:parent-style-name="Standard">
      <style:text-properties fo:language="ro" fo:country="RO" officeooo:rsid="0040752a" officeooo:paragraph-rsid="0040752a"/>
    </style:style>
    <style:style style:name="P6" style:family="paragraph" style:parent-style-name="Standard">
      <style:text-properties fo:language="ro" fo:country="RO" officeooo:rsid="0040752a" officeooo:paragraph-rsid="004145e3"/>
    </style:style>
    <style:style style:name="P7" style:family="paragraph" style:parent-style-name="Footer">
      <style:text-properties officeooo:rsid="0023c4d7" officeooo:paragraph-rsid="004671aa"/>
    </style:style>
    <style:style style:name="P8" style:family="paragraph" style:parent-style-name="Footer">
      <style:text-properties fo:font-weight="bold" officeooo:rsid="0023c4d7" officeooo:paragraph-rsid="004671a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size="14pt" fo:language="ro" fo:country="RO" fo:font-weight="bold" officeooo:rsid="00259312" officeooo:paragraph-rsid="00289cc8" style:font-size-asian="14pt" style:font-weight-asian="bold" style:font-size-complex="14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2pt" fo:language="ro" fo:country="RO" fo:font-weight="bold" officeooo:rsid="00259312" officeooo:paragraph-rsid="00259312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size="12pt" fo:language="ro" fo:country="RO" fo:font-weight="bold" officeooo:rsid="00259312" officeooo:paragraph-rsid="00289cc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2pt" fo:language="ro" fo:country="RO" fo:font-weight="bold" officeooo:rsid="00340633" officeooo:paragraph-rsid="00340633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12pt" fo:language="ro" fo:country="RO" officeooo:rsid="00259312" officeooo:paragraph-rsid="00259312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fo:language="ro" fo:country="RO" officeooo:rsid="0026c277" officeooo:paragraph-rsid="0026c277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fo:language="ro" fo:country="RO" officeooo:rsid="00340633" officeooo:paragraph-rsid="00340633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fo:language="ro" fo:country="RO" officeooo:rsid="002bdc6f" officeooo:paragraph-rsid="002bdc6f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fo:language="ro" fo:country="RO" officeooo:rsid="002d29ec" officeooo:paragraph-rsid="002d29ec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fo:language="ro" fo:country="RO" officeooo:rsid="00337dc1" officeooo:paragraph-rsid="00337dc1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fo:language="ro" fo:country="RO" officeooo:rsid="002efded" officeooo:paragraph-rsid="002efded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fo:language="ro" fo:country="RO" officeooo:rsid="0034e267" officeooo:paragraph-rsid="0034e267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fo:language="ro" fo:country="RO" officeooo:rsid="0042208b" officeooo:paragraph-rsid="0042208b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language="ro" fo:country="RO" fo:font-weight="normal" officeooo:rsid="00289cc8" officeooo:paragraph-rsid="00289cc8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fo:font-size="12pt" fo:language="ro" fo:country="RO" fo:font-weight="normal" officeooo:rsid="00259312" officeooo:paragraph-rsid="00289cc8" style:font-size-asian="12pt" style:font-weight-asian="normal" style:font-size-complex="12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size="12pt" fo:language="ro" fo:country="RO" fo:font-weight="normal" officeooo:rsid="002a4983" officeooo:paragraph-rsid="002a4983" style:font-size-asian="12pt" style:font-weight-asian="normal" style:font-size-complex="12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fo:font-size="12pt" fo:language="ro" fo:country="RO" fo:font-weight="normal" officeooo:rsid="00439977" officeooo:paragraph-rsid="00439977" style:font-size-asian="12pt" style:font-weight-asian="normal" style:font-size-complex="12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font-size="10pt" fo:language="ro" fo:country="RO" fo:font-weight="normal" officeooo:rsid="00259312" officeooo:paragraph-rsid="00259312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fo:font-size="10pt" fo:language="ro" fo:country="RO" fo:font-weight="normal" officeooo:rsid="00340633" officeooo:paragraph-rsid="00340633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0pt" fo:language="ro" fo:country="RO" officeooo:rsid="00309e13" officeooo:paragraph-rsid="00309e13" style:font-size-asian="10pt" style:font-size-complex="10pt"/>
    </style:style>
    <style:style style:name="P29" style:family="paragraph" style:parent-style-name="Heading_20_3">
      <style:text-properties fo:language="ro" fo:country="RO"/>
    </style:style>
    <style:style style:name="P30" style:family="paragraph" style:parent-style-name="Heading_20_1">
      <style:text-properties fo:language="ro" fo:country="RO"/>
    </style:style>
    <style:style style:name="P31" style:family="paragraph" style:parent-style-name="Heading_20_1">
      <style:text-properties fo:language="ro" fo:country="RO" officeooo:rsid="0032604b" officeooo:paragraph-rsid="0032604b"/>
    </style:style>
    <style:style style:name="P32" style:family="paragraph" style:parent-style-name="Heading_20_1" style:list-style-name="">
      <style:text-properties fo:language="ro" fo:country="RO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paragraph-properties fo:break-before="page"/>
      <style:text-properties fo:language="ro" fo:country="RO"/>
    </style:style>
    <style:style style:name="P35" style:family="paragraph" style:parent-style-name="Heading_20_1">
      <style:paragraph-properties fo:break-before="page"/>
      <style:text-properties fo:language="ro" fo:country="RO" officeooo:rsid="001d7da5" officeooo:paragraph-rsid="001d7da5"/>
    </style:style>
    <style:style style:name="P36" style:family="paragraph" style:parent-style-name="Title">
      <style:text-properties fo:language="ro" fo:country="RO"/>
    </style:style>
    <style:style style:name="P37" style:family="paragraph" style:parent-style-name="Title">
      <style:text-properties fo:font-size="36pt" fo:language="ro" fo:country="RO" style:font-size-asian="36pt" style:font-size-complex="36pt"/>
    </style:style>
    <style:style style:name="P38" style:family="paragraph" style:parent-style-name="Heading_20_2">
      <style:paragraph-properties fo:text-align="center" style:justify-single-word="false" fo:break-before="page"/>
      <style:text-properties fo:language="ro" fo:country="RO"/>
    </style:style>
    <style:style style:name="P39" style:family="paragraph" style:parent-style-name="Heading_20_2">
      <style:paragraph-properties fo:text-align="center" style:justify-single-word="false" fo:break-before="page"/>
      <style:text-properties fo:language="ro" fo:country="RO" officeooo:paragraph-rsid="00289cc8"/>
    </style:style>
    <style:style style:name="P40" style:family="paragraph" style:parent-style-name="Text_20_body">
      <style:paragraph-properties fo:text-align="justify" style:justify-single-word="false"/>
      <style:text-properties fo:font-size="14pt" fo:language="ro" fo:country="RO" officeooo:rsid="001d7da5" officeooo:paragraph-rsid="001d7da5" style:font-size-asian="14pt" style:font-size-complex="14pt"/>
    </style:style>
    <style:style style:name="P41" style:family="paragraph" style:parent-style-name="Text_20_body">
      <style:text-properties fo:font-size="14pt" fo:language="ro" fo:country="RO" officeooo:rsid="002107e4" officeooo:paragraph-rsid="002107e4" style:font-size-asian="14pt" style:font-size-complex="14pt"/>
    </style:style>
    <style:style style:name="P42" style:family="paragraph" style:parent-style-name="Text_20_body">
      <style:paragraph-properties fo:text-align="justify" style:justify-single-word="false"/>
      <style:text-properties fo:font-size="14pt" fo:language="ro" fo:country="RO" officeooo:rsid="0032604b" officeooo:paragraph-rsid="0032604b" style:font-size-asian="14pt" style:font-size-complex="14pt"/>
    </style:style>
    <style:style style:name="P43" style:family="paragraph" style:parent-style-name="Text_20_body">
      <style:paragraph-properties fo:text-align="justify" style:justify-single-word="false"/>
      <style:text-properties fo:font-size="14pt" fo:language="ro" fo:country="RO" officeooo:rsid="0039b674" officeooo:paragraph-rsid="0039b674" style:font-size-asian="14pt" style:font-size-complex="14pt"/>
    </style:style>
    <style:style style:name="P44" style:family="paragraph" style:parent-style-name="Text_20_body" style:list-style-name="L2">
      <style:paragraph-properties fo:text-align="justify" style:justify-single-word="false"/>
      <style:text-properties fo:font-size="14pt" fo:language="ro" fo:country="RO" officeooo:rsid="0039b674" officeooo:paragraph-rsid="0039b674" style:font-size-asian="14pt" style:font-size-complex="14pt"/>
    </style:style>
    <style:style style:name="P45" style:family="paragraph" style:parent-style-name="Text_20_body" style:list-style-name="L3">
      <style:paragraph-properties fo:text-align="justify" style:justify-single-word="false"/>
      <style:text-properties fo:font-size="14pt" fo:language="ro" fo:country="RO" officeooo:rsid="0039b674" officeooo:paragraph-rsid="0039b674" style:font-size-asian="14pt" style:font-size-complex="14pt"/>
    </style:style>
    <style:style style:name="P46" style:family="paragraph" style:parent-style-name="Text_20_body">
      <style:text-properties fo:font-size="14pt" fo:language="ro" fo:country="RO" officeooo:rsid="00259312" officeooo:paragraph-rsid="00259312" style:font-size-asian="14pt" style:font-size-complex="14pt"/>
    </style:style>
    <style:style style:name="P47" style:family="paragraph" style:parent-style-name="Text_20_body" style:list-style-name="L1">
      <style:text-properties fo:font-size="14pt" fo:language="ro" fo:country="RO" officeooo:rsid="00259312" officeooo:paragraph-rsid="00259312" style:font-size-asian="14pt" style:font-size-complex="14pt"/>
    </style:style>
    <style:style style:name="P48" style:family="paragraph" style:parent-style-name="Text_20_body" style:list-style-name="L1">
      <style:text-properties fo:font-size="14pt" fo:language="ro" fo:country="RO" officeooo:rsid="0026c277" officeooo:paragraph-rsid="0026c277" style:font-size-asian="14pt" style:font-size-complex="14pt"/>
    </style:style>
    <style:style style:name="P49" style:family="paragraph" style:parent-style-name="Text_20_body" style:list-style-name="L1">
      <style:text-properties fo:font-size="14pt" fo:language="ro" fo:country="RO" officeooo:rsid="002bdc6f" officeooo:paragraph-rsid="002bdc6f" style:font-size-asian="14pt" style:font-size-complex="14pt"/>
    </style:style>
    <style:style style:name="P50" style:family="paragraph" style:parent-style-name="Text_20_body" style:list-style-name="L1">
      <style:text-properties fo:font-size="14pt" fo:language="ro" fo:country="RO" officeooo:rsid="00337dc1" officeooo:paragraph-rsid="00337dc1" style:font-size-asian="14pt" style:font-size-complex="14pt"/>
    </style:style>
    <style:style style:name="P51" style:family="paragraph" style:parent-style-name="Text_20_body" style:list-style-name="L1">
      <style:text-properties fo:font-size="14pt" fo:language="ro" fo:country="RO" officeooo:rsid="00340633" officeooo:paragraph-rsid="00340633" style:font-size-asian="14pt" style:font-size-complex="14pt"/>
    </style:style>
    <style:style style:name="P52" style:family="paragraph" style:parent-style-name="Text_20_body" style:list-style-name="L1">
      <style:text-properties fo:font-size="14pt" fo:language="ro" fo:country="RO" officeooo:rsid="0041847f" officeooo:paragraph-rsid="0041847f" style:font-size-asian="14pt" style:font-size-complex="14pt"/>
    </style:style>
    <style:style style:name="P53" style:family="paragraph" style:parent-style-name="Text_20_body" style:list-style-name="L1">
      <style:text-properties fo:font-size="14pt" fo:language="ro" fo:country="RO" officeooo:rsid="004585f0" officeooo:paragraph-rsid="004585f0" style:font-size-asian="14pt" style:font-size-complex="14pt"/>
    </style:style>
    <style:style style:name="P54" style:family="paragraph" style:parent-style-name="Text_20_body" style:list-style-name="L1">
      <style:text-properties fo:font-size="14pt" fo:language="ro" fo:country="RO" officeooo:rsid="00459790" officeooo:paragraph-rsid="00459790" style:font-size-asian="14pt" style:font-size-complex="14pt"/>
    </style:style>
    <style:style style:name="P55" style:family="paragraph" style:parent-style-name="Text_20_body">
      <style:paragraph-properties fo:text-align="justify" style:justify-single-word="false"/>
      <style:text-properties fo:font-size="14pt" fo:language="ro" fo:country="RO" officeooo:rsid="0045ea8f" officeooo:paragraph-rsid="0045ea8f" style:font-size-asian="14pt" style:font-size-complex="14pt"/>
    </style:style>
    <style:style style:name="P56" style:family="paragraph" style:parent-style-name="Text_20_body" style:list-style-name="L4">
      <style:paragraph-properties fo:text-align="justify" style:justify-single-word="false"/>
      <style:text-properties fo:font-size="14pt" fo:language="ro" fo:country="RO" officeooo:rsid="0045ea8f" officeooo:paragraph-rsid="0045ea8f" style:font-size-asian="14pt" style:font-size-complex="14pt"/>
    </style:style>
    <style:style style:name="T1" style:family="text">
      <style:text-properties officeooo:rsid="0023c4d7"/>
    </style:style>
    <style:style style:name="T2" style:family="text">
      <style:text-properties officeooo:rsid="001c3b0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0f36" style:font-weight-asian="bold" style:font-weight-complex="bold"/>
    </style:style>
    <style:style style:name="T7" style:family="text">
      <style:text-properties officeooo:rsid="002107e4"/>
    </style:style>
    <style:style style:name="T8" style:family="text">
      <style:text-properties fo:font-size="11pt" style:font-size-asian="11pt" style:font-size-complex="11pt"/>
    </style:style>
    <style:style style:name="T9" style:family="text">
      <style:text-properties officeooo:rsid="0026c277"/>
    </style:style>
    <style:style style:name="T10" style:family="text">
      <style:text-properties officeooo:rsid="00289cc8"/>
    </style:style>
    <style:style style:name="T11" style:family="text">
      <style:text-properties officeooo:rsid="00320f36"/>
    </style:style>
    <style:style style:name="T12" style:family="text">
      <style:text-properties fo:font-weight="normal" officeooo:rsid="00320f36" style:font-weight-asian="normal" style:font-weight-complex="normal"/>
    </style:style>
    <style:style style:name="T13" style:family="text">
      <style:text-properties officeooo:rsid="0032604b"/>
    </style:style>
    <style:style style:name="T14" style:family="text">
      <style:text-properties officeooo:rsid="00337dc1"/>
    </style:style>
    <style:style style:name="T15" style:family="text">
      <style:text-properties officeooo:rsid="0036a6cb"/>
    </style:style>
    <style:style style:name="T16" style:family="text">
      <style:text-properties officeooo:rsid="003e8b6a"/>
    </style:style>
    <style:style style:name="T17" style:family="text">
      <style:text-properties officeooo:rsid="004671aa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4820*" fo:start-indent="0in" fo:end-indent="0in"/>
          <style:column style:rel-width="4821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/>
      <text:p text:style-name="P36"/>
      <text:p text:style-name="P36">Aplicație</text:p>
      <text:p text:style-name="P37"/>
      <text:p text:style-name="P37">Comandă albume <text:span text:style-name="T2">online și management produse</text:span></text:p>
      <text:p text:style-name="P36"/>
      <text:p text:style-name="P37">Carpatic Studio</text:p>
      <text:p text:style-name="P36">(Alex Bicăzan)</text:p>
      <text:h text:style-name="P35" text:outline-level="1">1. Cerinte</text:h>
      <text:p text:style-name="P40">Aplicația se adresează clienților care vor să trimită o comandă de produse atelierului <text:span text:style-name="T3">Carpatic Studio</text:span>. Aplicația va fi instalată pe un server web de unde va putea fi accesată de către toți utilizatorii. Interfața și modul de lucru vor fi proiectate simplu și intuitiv.</text:p>
      <text:h text:style-name="P30" text:outline-level="1">2. Proiectare</text:h>
      <text:p text:style-name="P40">La proiectare se urmărește în principal flexibilitatea sistemului, administratorul putând încărca/schimba caracteristicile produselor oricând dorește, fără ca modificările să interfereze cu comenzile deja plasate. </text:p>
      <text:h text:style-name="P29" text:outline-level="3">2.1 Module</text:h>
      <text:p text:style-name="P40">Vor exista <text:span text:style-name="T11">patru</text:span> module mari: <text:span text:style-name="T5">Modulul de Utilizatori</text:span>, <text:span text:style-name="T5">Modulul de Comenzi</text:span>, <text:span text:style-name="T5">Modulul de Produse </text:span><text:span text:style-name="T12">și </text:span><text:span text:style-name="T6">Modulul de Template.</text:span></text:p>
      <text:h text:style-name="P29" text:outline-level="3">2.2 Clase de utilizatori</text:h>
      <text:p text:style-name="P40">Vor exista 3 clase (tipuri) de utilizatori: <text:span text:style-name="T5">Administrator</text:span>, <text:span text:style-name="T5">Lucrator (Worker</text:span>) și <text:span text:style-name="T5">Client</text:span>. Fiecare clasă va putea efectua anumite acțiuni specifice clasei respective. </text:p>
      <text:h text:style-name="P29" text:outline-level="3"><text:span text:style-name="T7">2.3 </text:span>Fișa de comandă</text:h>
      <text:p text:style-name="P40">Aplicația va genera o fișă de lucru pentru fiecare comandă plasată. <text:span text:style-name="T7">Aceasta va fi vizibilă lucrătorului și administratorului. Odată preluată o comandă, Clientul nu va mai putea edita comanda.</text:span></text:p>
      <text:h text:style-name="P30" text:outline-level="1"><text:span text:style-name="T13">3</text:span> Modulul de Produse</text:h>
      <text:p text:style-name="P41">Acest modul va conține toate datele pentru produsele curente ale Studio-ului. Ramâne în sarcina administratorului studio-ului să introducă și să mențină aceste date în actualitate</text:p>
      <text:h text:style-name="P31" text:outline-level="1"><text:soft-page-break/>4 Modulul de Template</text:h>
      <text:p text:style-name="P42">Clientul are posibilitatea să-și salveze orice comandă ca <text:span text:style-name="T4">template</text:span>. Încărcarea se face direct în formularul de comandă, clientul trebuind doar să verifice corectitudinea și să schimbe datele unice. </text:p>
      <text:h text:style-name="P32" text:outline-level="1"/>
      <text:h text:style-name="P34" text:outline-level="1">5 Modulul de Clienți</text:h>
      <text:p text:style-name="P43">Datele necesare (formular de inscriere):</text:p>
      <text:section text:style-name="Sect1" text:name="Section1">
        <text:list xml:id="list1080046475" text:style-name="L2">
          <text:list-item>
            <text:p text:style-name="P44">E-mail</text:p>
          </text:list-item>
          <text:list-item>
            <text:p text:style-name="P44">Parola</text:p>
          </text:list-item>
          <text:list-item>
            <text:p text:style-name="P44">Nume complet</text:p>
          </text:list-item>
          <text:list-item>
            <text:p text:style-name="P44">Nume firma [pentru facturarea pe firma]</text:p>
          </text:list-item>
          <text:list-item>
            <text:p text:style-name="P44">Adresa firmei</text:p>
          </text:list-item>
          <text:list-item>
            <text:p text:style-name="P44">Oras</text:p>
          </text:list-item>
          <text:list-item>
            <text:p text:style-name="P44">Judet</text:p>
          </text:list-item>
          <text:list-item>
            <text:p text:style-name="P44">CUI</text:p>
          </text:list-item>
          <text:list-item>
            <text:p text:style-name="P44">Nr Inreg Reg Com.</text:p>
          </text:list-item>
          <text:list-item>
            <text:p text:style-name="P44">Banca</text:p>
          </text:list-item>
          <text:list-item>
            <text:p text:style-name="P44">Cont bancar</text:p>
          </text:list-item>
          <text:list-item>
            <text:p text:style-name="P44">Telefon contact</text:p>
          </text:list-item>
        </text:list>
      </text:section>
      <text:p text:style-name="P43">Clientul va avea posibilitatea sa-si defineasca mai multe adrese de livrare, putand selecta la momentul comenzii la ce adresa doreste livrarea.</text:p>
      <text:list xml:id="list835451868" text:style-name="L3">
        <text:list-item>
          <text:p text:style-name="P45">Nume destinatar (client sau firma)</text:p>
        </text:list-item>
        <text:list-item>
          <text:p text:style-name="P45">Telefon</text:p>
        </text:list-item>
        <text:list-item>
          <text:p text:style-name="P45">Adresa completa</text:p>
        </text:list-item>
        <text:list-item>
          <text:p text:style-name="P45">Oras</text:p>
        </text:list-item>
        <text:list-item>
          <text:p text:style-name="P45">Judet</text:p>
        </text:list-item>
      </text:list>
      <text:p text:style-name="P43"/>
      <text:h text:style-name="P33" text:outline-level="1">6 Alte functionalități</text:h>
      <text:p text:style-name="P55">Alte functionalități ce nu fac obiectul prezentului proiect, dar se vor lua în calcul pe viitor:</text:p>
      <text:list xml:id="list2218158804" text:style-name="L4">
        <text:list-item>
          <text:p text:style-name="P56"><text:span text:style-name="T5">Modul de facturare.</text:span> Generează factura pe fiecare comandă în parte</text:p>
        </text:list-item>
        <text:list-item>
          <text:p text:style-name="P56"><text:span text:style-name="T5">Wizard configurare comandă.</text:span> Fiecare comandă va fi o secvență de pași, nu o pagină unică.</text:p>
        </text:list-item>
        <text:list-item>
          <text:p text:style-name="P56"><text:span text:style-name="T5">Wizard introducere produse.</text:span> Adăugarea de noi produse se va simplifica prin introducerea unor pași simplu de parcurs.</text:p>
        </text:list-item>
      </text:list>
      <text:h text:style-name="P38" text:outline-level="2">Date comanda Album foto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Descriere optiune</text:p>
          </table:table-cell>
          <table:table-cell table:style-name="Table2.A1" office:value-type="string">
            <text:p text:style-name="P10">Tipul de baza</text:p>
          </table:table-cell>
          <table:table-cell table:style-name="Table2.A1" office:value-type="string">
            <text:p text:style-name="P10">Preț de bază</text:p>
          </table:table-cell>
          <table:table-cell table:style-name="Table2.A1" office:value-type="string">
            <text:p text:style-name="P10">Preț/buc</text:p>
            <text:p text:style-name="P26">(dacă sunt mai multe bucăți)</text:p>
          </table:table-cell>
          <table:table-cell table:style-name="Table2.A1" office:value-type="string">
            <text:p text:style-name="P12">Nr bucăți</text:p>
            <text:p text:style-name="P27">(nr de colaje, nr de replici, etc)</text:p>
          </table:table-cell>
          <table:table-cell table:style-name="Table2.F1" office:value-type="string">
            <text:p text:style-name="P10">Obs</text:p>
          </table:table-cell>
        </table:table-row>
        <table:table-row>
          <table:table-cell table:style-name="Table2.A2" office:value-type="string">
            <text:p text:style-name="P13">Dimensiunea albumului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  <text:p text:style-name="P28">(minim 15 colaje)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5">15-30</text:p>
          </table:table-cell>
          <table:table-cell table:style-name="Table2.F2" office:value-type="string">
            <text:p text:style-name="P13">Opțiuni...</text:p>
          </table:table-cell>
        </table:table-row>
        <table:table-row>
          <table:table-cell table:style-name="Table2.A2" office:value-type="string">
            <text:p text:style-name="P13">Lipire cu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3">Carton/PVC</text:p>
          </table:table-cell>
        </table:table-row>
        <table:table-row>
          <table:table-cell table:style-name="Table2.A2" office:value-type="string">
            <text:p text:style-name="P13">Face Of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3">Opțiuni...</text:p>
          </table:table-cell>
        </table:table-row>
        <table:table-row>
          <table:table-cell table:style-name="Table2.A2" office:value-type="string">
            <text:p text:style-name="P13">Coperta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3">(din 1,2,3 bc)</text:p>
          </table:table-cell>
        </table:table-row>
        <table:table-row>
          <table:table-cell table:style-name="Table2.A2" office:value-type="string">
            <text:p text:style-name="P13">Coperta față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6"><text:span text:style-name="T14">N</text:span>r 4.</text:p>
          </table:table-cell>
        </table:table-row>
        <table:table-row>
          <table:table-cell table:style-name="Table2.A2" office:value-type="string">
            <text:p text:style-name="P13">Coperta buretata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3">Da/Nu</text:p>
          </table:table-cell>
        </table:table-row>
        <table:table-row>
          <table:table-cell table:style-name="Table2.A2" office:value-type="string">
            <text:p text:style-name="P13">Cotorul rotunjit</text:p>
          </table:table-cell>
          <table:table-cell table:style-name="Table2.A2" office:value-type="string">
            <text:p text:style-name="P14">Lista</text:p>
          </table:table-cell>
          <table:table-cell table:style-name="Table2.A2" office:value-type="string">
            <text:p text:style-name="P13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3">Da/Nu</text:p>
          </table:table-cell>
        </table:table-row>
        <table:table-row>
          <table:table-cell table:style-name="Table2.A2" office:value-type="string">
            <text:p text:style-name="P14">Text pe coperta față</text:p>
          </table:table-cell>
          <table:table-cell table:style-name="Table2.A2" office:value-type="string">
            <text:p text:style-name="P14">String</text:p>
          </table:table-cell>
          <table:table-cell table:style-name="Table2.A2" office:value-type="string">
            <text:p text:style-name="P14">Da</text:p>
          </table:table-cell>
          <table:table-cell table:style-name="Table2.A2" office:value-type="string">
            <text:p text:style-name="P13"/>
          </table:table-cell>
          <table:table-cell table:style-name="Table2.A2" office:value-type="string">
            <text:p text:style-name="P13"/>
          </table:table-cell>
          <table:table-cell table:style-name="Table2.F2" office:value-type="string">
            <text:p text:style-name="P14">Null dacă nu se doreste</text:p>
          </table:table-cell>
        </table:table-row>
        <table:table-row>
          <table:table-cell table:style-name="Table2.A2" office:value-type="string">
            <text:p text:style-name="P17">Replici</text:p>
          </table:table-cell>
          <table:table-cell table:style-name="Table2.A2" office:value-type="string">
            <text:p text:style-name="P17">Lista</text:p>
          </table:table-cell>
          <table:table-cell table:style-name="Table2.A2" office:value-type="string">
            <text:p text:style-name="P17">Nu</text:p>
          </table:table-cell>
          <table:table-cell table:style-name="Table2.A2" office:value-type="string">
            <text:p text:style-name="P17">Da</text:p>
          </table:table-cell>
          <table:table-cell table:style-name="Table2.A2" office:value-type="string">
            <text:p text:style-name="P15">0-[<text:span text:style-name="T15">inf</text:span>]</text:p>
          </table:table-cell>
          <table:table-cell table:style-name="Table2.F2" office:value-type="string">
            <text:p text:style-name="P18">Nr 5.</text:p>
          </table:table-cell>
        </table:table-row>
        <table:table-row>
          <table:table-cell table:style-name="Table2.A2" office:value-type="string">
            <text:p text:style-name="P19">Cutie de carton pentru album</text:p>
          </table:table-cell>
          <table:table-cell table:style-name="Table2.A2" office:value-type="string">
            <text:p text:style-name="P19">Lista</text:p>
          </table:table-cell>
          <table:table-cell table:style-name="Table2.A2" office:value-type="string">
            <text:p text:style-name="P19">Da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F2" office:value-type="string">
            <text:p text:style-name="P19">Da/Nu</text:p>
          </table:table-cell>
        </table:table-row>
        <table:table-row>
          <table:table-cell table:style-name="Table2.A2" office:value-type="string">
            <text:p text:style-name="P15">Design pagini (machetare)</text:p>
          </table:table-cell>
          <table:table-cell table:style-name="Table2.A2" office:value-type="string">
            <text:p text:style-name="P15">Lista</text:p>
          </table:table-cell>
          <table:table-cell table:style-name="Table2.A2" office:value-type="string">
            <text:p text:style-name="P15">Nu</text:p>
          </table:table-cell>
          <table:table-cell table:style-name="Table2.A2" office:value-type="string">
            <text:p text:style-name="P15">Da</text:p>
          </table:table-cell>
          <table:table-cell table:style-name="Table2.A2" office:value-type="string">
            <text:p text:style-name="P20">[la nr de colaje]</text:p>
          </table:table-cell>
          <table:table-cell table:style-name="Table2.F2" office:value-type="string">
            <text:p text:style-name="P15">Da/Nu</text:p>
          </table:table-cell>
        </table:table-row>
        <table:table-row>
          <table:table-cell table:style-name="Table2.A2" office:value-type="string">
            <text:p text:style-name="P21">Obseratii / Detalii</text:p>
          </table:table-cell>
          <table:table-cell table:style-name="Table2.A2" office:value-type="string">
            <text:p text:style-name="P21">String</text:p>
          </table:table-cell>
          <table:table-cell table:style-name="Table2.A2" office:value-type="string">
            <text:p text:style-name="P21">Nu</text:p>
          </table:table-cell>
          <table:table-cell table:style-name="Table2.A2" office:value-type="string">
            <text:p text:style-name="P21">Nu</text:p>
          </table:table-cell>
          <table:table-cell table:style-name="Table2.A2" office:value-type="string">
            <text:p text:style-name="P21">Nu</text:p>
          </table:table-cell>
          <table:table-cell table:style-name="Table2.F2" office:value-type="string">
            <text:p text:style-name="P21">TEXT</text:p>
          </table:table-cell>
        </table:table-row>
      </table:table>
      <text:p text:style-name="P46"/>
      <text:list xml:id="list1757302197" text:style-name="L1">
        <text:list-item>
          <text:p text:style-name="P47">Primele 2 opțiuni, dimensiunea albumului și numărul de colaje se pot comasa, astfel încât sa rezulte o singura linie în baza de date. <text:span text:style-name="T9">În caz ca este setat prețul/bucata, se va genera o casuța în care se va introduce numărul de bucăți.</text:span></text:p>
        </text:list-item>
        <text:list-item>
          <text:p text:style-name="P48">Tipul de bază <text:span text:style-name="T5">Lista</text:span> se referă la date luate din alte tabele.</text:p>
        </text:list-item>
        <text:list-item>
          <text:p text:style-name="P48">Tipul de bază <text:span text:style-name="T5">String</text:span> se referă la Text introdus de client.</text:p>
        </text:list-item>
        <text:list-item>
          <text:p text:style-name="P49"><text:span text:style-name="T5">Tip coperta față:</text:span> nimic (simplu), canvas, paspartu, laminat, plexiglas, inscriptionare.</text:p>
        </text:list-item>
        <text:list-item>
          <text:p text:style-name="P50">Variantele de <text:span text:style-name="T5">replici</text:span> se vor încărca în funcție de raportul dimensiunilor albumului.</text:p>
        </text:list-item>
        <text:list-item>
          <text:p text:style-name="P51">Pentru machetare, prețul se va calcula în funcție de numărul de colaje.</text:p>
        </text:list-item>
        <text:list-item>
          <text:p text:style-name="P52"><text:soft-page-break/>La unele liste se va implementa încărcarea unei imagini reprezentative pentru optiunea aleasă.</text:p>
        </text:list-item>
        <text:list-item>
          <text:p text:style-name="P53">Probleme:</text:p>
          <text:list>
            <text:list-item>
              <text:p text:style-name="P53">Large file uploads. 500M ar trebui să fie o limită ok.</text:p>
            </text:list-item>
            <text:list-item>
              <text:p text:style-name="P54">Simplificarea produselor astfel încât să fie posibilă flexibilitate maximă în introducerea lor de către administrator.</text:p>
            </text:list-item>
          </text:list>
        </text:list-item>
      </text:list>
      <text:h text:style-name="P38" text:outline-level="2">Date comanda Cutie album</text:h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row>
          <table:table-cell table:style-name="Table3.A1" office:value-type="string">
            <text:p text:style-name="P11">Descriere optiune</text:p>
          </table:table-cell>
          <table:table-cell table:style-name="Table3.A1" office:value-type="string">
            <text:p text:style-name="P11">Tipul de baza</text:p>
          </table:table-cell>
          <table:table-cell table:style-name="Table3.A1" office:value-type="string">
            <text:p text:style-name="P11">Preț de bază</text:p>
          </table:table-cell>
          <table:table-cell table:style-name="Table3.A1" office:value-type="string">
            <text:p text:style-name="P11">Preț/buc</text:p>
            <text:p text:style-name="P9"><text:span text:style-name="T8">(dacă sunt mai multe bucăți)</text:span></text:p>
          </table:table-cell>
          <table:table-cell table:style-name="Table3.E1" office:value-type="string">
            <text:p text:style-name="P11">Obs</text:p>
          </table:table-cell>
        </table:table-row>
        <table:table-row>
          <table:table-cell table:style-name="Table3.A2" office:value-type="string">
            <text:p text:style-name="P22">Cod material copertă</text:p>
          </table:table-cell>
          <table:table-cell table:style-name="Table3.A2" office:value-type="string">
            <text:p text:style-name="P22">Lista</text:p>
          </table:table-cell>
          <table:table-cell table:style-name="Table3.A2" office:value-type="string">
            <text:p text:style-name="P22">Da</text:p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Cod material interior</text:p>
          </table:table-cell>
          <table:table-cell table:style-name="Table3.A2" office:value-type="string">
            <text:p text:style-name="P22">Lista</text:p>
          </table:table-cell>
          <table:table-cell table:style-name="Table3.A2" office:value-type="string">
            <text:p text:style-name="P22">Da</text:p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Cod material cadru</text:p>
          </table:table-cell>
          <table:table-cell table:style-name="Table3.A2" office:value-type="string">
            <text:p text:style-name="P22">Lista</text:p>
          </table:table-cell>
          <table:table-cell table:style-name="Table3.A2" office:value-type="string">
            <text:p text:style-name="P22">Da</text:p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Cod culoare panglica</text:p>
          </table:table-cell>
          <table:table-cell table:style-name="Table3.A2" office:value-type="string">
            <text:p text:style-name="P22">Lista</text:p>
          </table:table-cell>
          <table:table-cell table:style-name="Table3.A2" office:value-type="string">
            <text:p text:style-name="P22">Da</text:p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Paspartou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Plexiglas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Logo/Poza</text:p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2"/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3"/>
          </table:table-cell>
        </table:table-row>
        <table:table-row>
          <table:table-cell table:style-name="Table3.A2" office:value-type="string">
            <text:p text:style-name="P22">Coltare</text:p>
          </table:table-cell>
          <table:table-cell table:style-name="Table3.A2" office:value-type="string">
            <text:p text:style-name="P22">Lista</text:p>
          </table:table-cell>
          <table:table-cell table:style-name="Table3.A2" office:value-type="string">
            <text:p text:style-name="P22">Da</text:p>
          </table:table-cell>
          <table:table-cell table:style-name="Table3.A2" office:value-type="string">
            <text:p text:style-name="P23"/>
          </table:table-cell>
          <table:table-cell table:style-name="Table3.E2" office:value-type="string">
            <text:p text:style-name="P22">Da/Nu</text:p>
          </table:table-cell>
        </table:table-row>
        <table:table-row>
          <table:table-cell table:style-name="Table3.A2" office:value-type="string">
            <text:p text:style-name="P25">Observatii / Detalii</text:p>
          </table:table-cell>
          <table:table-cell table:style-name="Table3.A2" office:value-type="string">
            <text:p text:style-name="P25">String</text:p>
          </table:table-cell>
          <table:table-cell table:style-name="Table3.A2" office:value-type="string">
            <text:p text:style-name="P25">Nu</text:p>
          </table:table-cell>
          <table:table-cell table:style-name="Table3.A2" office:value-type="string">
            <text:p text:style-name="P25">Nu</text:p>
          </table:table-cell>
          <table:table-cell table:style-name="Table3.E2" office:value-type="string">
            <text:p text:style-name="P25">TEXT</text:p>
          </table:table-cell>
        </table:table-row>
      </table:table>
      <text:p text:style-name="P4"/>
      <text:h text:style-name="P39" text:outline-level="2">Date comanda Cutie <text:span text:style-name="T10">DVD (Mape)</text:span></text:h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row>
          <table:table-cell table:style-name="Table4.A1" office:value-type="string">
            <text:p text:style-name="P11">Descriere optiune</text:p>
          </table:table-cell>
          <table:table-cell table:style-name="Table4.A1" office:value-type="string">
            <text:p text:style-name="P11">Tipul de baza</text:p>
          </table:table-cell>
          <table:table-cell table:style-name="Table4.A1" office:value-type="string">
            <text:p text:style-name="P11">Preț de bază</text:p>
          </table:table-cell>
          <table:table-cell table:style-name="Table4.A1" office:value-type="string">
            <text:p text:style-name="P11">Preț/buc</text:p>
            <text:p text:style-name="P9"><text:span text:style-name="T8">(dacă sunt mai multe bucăți)</text:span></text:p>
          </table:table-cell>
          <table:table-cell table:style-name="Table4.E1" office:value-type="string">
            <text:p text:style-name="P11">Obs</text:p>
          </table:table-cell>
        </table:table-row>
        <table:table-row>
          <table:table-cell table:style-name="Table4.A2" office:value-type="string">
            <text:p text:style-name="P24">Numar DVD-uri</text:p>
          </table:table-cell>
          <table:table-cell table:style-name="Table4.A2" office:value-type="string">
            <text:p text:style-name="P24">Lista</text:p>
          </table:table-cell>
          <table:table-cell table:style-name="Table4.A2" office:value-type="string">
            <text:p text:style-name="P24">Da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4">1,2,3,4...</text:p>
          </table:table-cell>
        </table:table-row>
        <table:table-row>
          <table:table-cell table:style-name="Table4.A2" office:value-type="string">
            <text:p text:style-name="P22">Cod material copertă</text:p>
          </table:table-cell>
          <table:table-cell table:style-name="Table4.A2" office:value-type="string">
            <text:p text:style-name="P22">Lista</text:p>
          </table:table-cell>
          <table:table-cell table:style-name="Table4.A2" office:value-type="string">
            <text:p text:style-name="P22">Da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2">Cod material interior</text:p>
          </table:table-cell>
          <table:table-cell table:style-name="Table4.A2" office:value-type="string">
            <text:p text:style-name="P22">Lista</text:p>
          </table:table-cell>
          <table:table-cell table:style-name="Table4.A2" office:value-type="string">
            <text:p text:style-name="P22">Da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2">Cod culoare elastic</text:p>
          </table:table-cell>
          <table:table-cell table:style-name="Table4.A2" office:value-type="string">
            <text:p text:style-name="P22">Lista</text:p>
          </table:table-cell>
          <table:table-cell table:style-name="Table4.A2" office:value-type="string">
            <text:p text:style-name="P22">Da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2">Paspartou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2">Plexiglas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2">Logo/Poza</text:p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2"/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>
          <table:table-cell table:style-name="Table4.A2" office:value-type="string">
            <text:p text:style-name="P22">Coltare</text:p>
          </table:table-cell>
          <table:table-cell table:style-name="Table4.A2" office:value-type="string">
            <text:p text:style-name="P22">Lista</text:p>
          </table:table-cell>
          <table:table-cell table:style-name="Table4.A2" office:value-type="string">
            <text:p text:style-name="P22">Da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2">Da/Nu</text:p>
          </table:table-cell>
        </table:table-row>
        <table:table-row>
          <table:table-cell table:style-name="Table4.A2" office:value-type="string">
            <text:p text:style-name="P25">Observatii / Detalii</text:p>
          </table:table-cell>
          <table:table-cell table:style-name="Table4.A2" office:value-type="string">
            <text:p text:style-name="P25">String</text:p>
          </table:table-cell>
          <table:table-cell table:style-name="Table4.A2" office:value-type="string">
            <text:p text:style-name="P25">Nu</text:p>
          </table:table-cell>
          <table:table-cell table:style-name="Table4.A2" office:value-type="string">
            <text:p text:style-name="P25">Nu</text:p>
          </table:table-cell>
          <table:table-cell table:style-name="Table4.E2" office:value-type="string">
            <text:p text:style-name="P25">TEXT</text:p>
          </table:table-cell>
        </table:table-row>
      </table:table>
      <text:p text:style-name="P4"/>
      <text:p text:style-name="P6">Slim, normale, cu magnet și paspartu (cadru de catifea) în varianta lux.</text:p>
      <text:h text:style-name="P39" text:outline-level="2">Date comanda Cutie <text:span text:style-name="T10">Stick</text:span></text:h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>
          <table:table-cell table:style-name="Table5.A1" office:value-type="string">
            <text:p text:style-name="P11">Descriere op<text:span text:style-name="T16">ț</text:span>iune</text:p>
          </table:table-cell>
          <table:table-cell table:style-name="Table5.A1" office:value-type="string">
            <text:p text:style-name="P11">Tipul de baza</text:p>
          </table:table-cell>
          <table:table-cell table:style-name="Table5.A1" office:value-type="string">
            <text:p text:style-name="P11">Preț de bază</text:p>
          </table:table-cell>
          <table:table-cell table:style-name="Table5.A1" office:value-type="string">
            <text:p text:style-name="P11">Preț/buc</text:p>
            <text:p text:style-name="P9"><text:span text:style-name="T8">(dacă sunt mai multe bucăți)</text:span></text:p>
          </table:table-cell>
          <table:table-cell table:style-name="Table5.E1" office:value-type="string">
            <text:p text:style-name="P11">Obs</text:p>
          </table:table-cell>
        </table:table-row>
        <table:table-row>
          <table:table-cell table:style-name="Table5.A2" office:value-type="string">
            <text:p text:style-name="P22">Cod material copertă</text:p>
          </table:table-cell>
          <table:table-cell table:style-name="Table5.A2" office:value-type="string">
            <text:p text:style-name="P22">Lista</text:p>
          </table:table-cell>
          <table:table-cell table:style-name="Table5.A2" office:value-type="string">
            <text:p text:style-name="P22">Da</text:p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Cod material interior</text:p>
          </table:table-cell>
          <table:table-cell table:style-name="Table5.A2" office:value-type="string">
            <text:p text:style-name="P22">Lista</text:p>
          </table:table-cell>
          <table:table-cell table:style-name="Table5.A2" office:value-type="string">
            <text:p text:style-name="P22">Da</text:p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Cod culoare elastic</text:p>
          </table:table-cell>
          <table:table-cell table:style-name="Table5.A2" office:value-type="string">
            <text:p text:style-name="P22">Lista</text:p>
          </table:table-cell>
          <table:table-cell table:style-name="Table5.A2" office:value-type="string">
            <text:p text:style-name="P22">Da</text:p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Paspartou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Plexiglas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Logo/Poza</text:p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2"/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3"/>
          </table:table-cell>
        </table:table-row>
        <table:table-row>
          <table:table-cell table:style-name="Table5.A2" office:value-type="string">
            <text:p text:style-name="P22">Coltare</text:p>
          </table:table-cell>
          <table:table-cell table:style-name="Table5.A2" office:value-type="string">
            <text:p text:style-name="P22">Lista</text:p>
          </table:table-cell>
          <table:table-cell table:style-name="Table5.A2" office:value-type="string">
            <text:p text:style-name="P22">Da</text:p>
          </table:table-cell>
          <table:table-cell table:style-name="Table5.A2" office:value-type="string">
            <text:p text:style-name="P23"/>
          </table:table-cell>
          <table:table-cell table:style-name="Table5.E2" office:value-type="string">
            <text:p text:style-name="P22">Da/Nu</text:p>
          </table:table-cell>
        </table:table-row>
        <table:table-row>
          <table:table-cell table:style-name="Table5.A2" office:value-type="string">
            <text:p text:style-name="P25">Observatii / Detalii</text:p>
          </table:table-cell>
          <table:table-cell table:style-name="Table5.A2" office:value-type="string">
            <text:p text:style-name="P25">String</text:p>
          </table:table-cell>
          <table:table-cell table:style-name="Table5.A2" office:value-type="string">
            <text:p text:style-name="P25">Nu</text:p>
          </table:table-cell>
          <table:table-cell table:style-name="Table5.A2" office:value-type="string">
            <text:p text:style-name="P25">Nu</text:p>
          </table:table-cell>
          <table:table-cell table:style-name="Table5.E2" office:value-type="string">
            <text:p text:style-name="P25">TEXT</text:p>
          </table:table-cell>
        </table:table-row>
      </table:table>
      <text:p text:style-name="P4"/>
      <text:p text:style-name="P5">Slim, normale, cu magnet și paspartu (cadru de catifea) în varianta lu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o" fo:country="R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2.2319in" style:rel-column-width="21845*"/>
    </style:style>
    <style:style style:name="Table1.A1" style:family="table-cell">
      <style:table-cell-properties fo:padding="0.0382in" fo:border="none"/>
    </style:style>
    <style:style style:name="MP1" style:family="paragraph" style:parent-style-name="Footer">
      <style:text-properties officeooo:rsid="0023c4d7" officeooo:paragraph-rsid="004671aa"/>
    </style:style>
    <style:style style:name="MP2" style:family="paragraph" style:parent-style-name="Footer">
      <style:text-properties fo:font-weight="bold" officeooo:rsid="0023c4d7" officeooo:paragraph-rsid="004671aa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text-align="end" style:justify-single-word="false"/>
      <style:text-properties officeooo:rsid="0023c4d7" officeooo:paragraph-rsid="0023c4d7"/>
    </style:style>
    <style:style style:name="MP5" style:family="paragraph" style:parent-style-name="Footer">
      <style:text-properties officeooo:rsid="0023c4d7" officeooo:paragraph-rsid="0023c4d7"/>
    </style:style>
    <style:style style:name="MT1" style:family="text">
      <style:text-properties officeooo:rsid="0023c4d7"/>
    </style:style>
    <style:style style:name="MT2" style:family="text">
      <style:text-properties officeooo:rsid="004671aa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 table:number-columns-repeated="3"/>
          <table:table-row>
            <table:table-cell table:style-name="Table1.A1" office:value-type="string">
              <text:p text:style-name="MP1">Proiect aplicație </text:p>
              <text:p text:style-name="MP2">Carpatic Studio</text:p>
            </table:table-cell>
            <table:table-cell table:style-name="Table1.A1" office:value-type="string">
              <text:p text:style-name="MP3"><text:span text:style-name="MT1">Pagina </text:span><text:page-number text:select-page="current">10</text:page-number> / <text:page-count>10</text:page-count></text:p>
            </table:table-cell>
            <table:table-cell table:style-name="Table1.A1" office:value-type="string">
              <text:p text:style-name="MP4">V0.<text:span text:style-name="MT2">2</text:span>/<text:span text:style-name="MT2">04</text:span>.<text:span text:style-name="MT2">01</text:span>.201<text:span text:style-name="MT2">8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2:06:37.303000000</meta:creation-date>
    <dc:date>2018-01-04T18:31:36.685000000</dc:date>
    <meta:editing-duration>PT2H1M51S</meta:editing-duration>
    <meta:editing-cycles>35</meta:editing-cycles>
    <meta:generator>LibreOffice/5.3.7.2$Windows_X86_64 LibreOffice_project/6b8ed514a9f8b44d37a1b96673cbbdd077e24059</meta:generator>
    <meta:print-date>2018-01-04T18:35:11.924000000</meta:print-date>
    <meta:document-statistic meta:table-count="5" meta:image-count="0" meta:object-count="0" meta:page-count="10" meta:paragraph-count="216" meta:word-count="820" meta:character-count="4872" meta:non-whitespace-character-count="4294"/>
  </office:meta>
</office:document-meta>
</file>